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7.756cm" draw:visible-area-height="9.28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7.758cm" svg:height="9.287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33:02.91</dc:date>
    <meta:editing-duration>PT2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